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6540" officeooo:paragraph-rsid="000165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Oggetto:</text:p>
      <text:p text:style-name="P1">Punti da discutere nell’incontro del 4/06/2025</text:p>
      <text:p text:style-name="P1"/>
      <text:p text:style-name="P1">Scopo:</text:p>
      <text:p text:style-name="P1">La finalità è quella di tracciare una linea per risolvere i problemi che da anni si riscontrano nel condominio Via Puccini 3 e, dopo un anno di nuova gestione, ancora non sono stati risolti ma, anzi, sembrano aggravarsi mese dopo mese. Questa linea sarà poi discussa, modificata, approvata dalla prossima assemblea.</text:p>
      <text:p text:style-name="P1"/>
      <text:p text:style-name="P1">Indice:</text:p>
      <text:p text:style-name="P1">- Esempi scarsa qualità e bassissimo rapporto Qualità Prezzo dei lavori effettuati ultimamente nel</text:p>
      <text:p text:style-name="P1"><text:s text:c="2"/>condomino</text:p>
      <text:p text:style-name="P1">-</text:p>
      <text:p text:style-name="P1"/>
      <text:p text:style-name="P1"><text:s text:c="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0T11:21:42.492368228</meta:creation-date>
    <dc:date>2025-05-30T15:55:22.489264324</dc:date>
    <meta:editing-duration>PT4H23M29S</meta:editing-duration>
    <meta:editing-cycles>1</meta:editing-cycles>
    <meta:document-statistic meta:table-count="0" meta:image-count="0" meta:object-count="0" meta:page-count="1" meta:paragraph-count="9" meta:word-count="76" meta:character-count="495" meta:non-whitespace-character-count="422"/>
    <meta:generator>LibreOffice/7.3.5.2$Linux_X86_64 LibreOffice_project/30$Build-2</meta:generator>
  </office:meta>
</office:document-meta>
</file>